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XMLPipe.EmbeddedXMLPipe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XMLPipe.EmbeddedXMLPipe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dedXML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beddedXML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XML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beddedXML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XMLPipe.EmbeddedXMLPipe( ContentHandler contentHandler ,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XMLPipe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